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5-10-2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5-08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5-05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5-03-0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4-10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4-08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4-05-2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4-02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3-09-0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3-06-02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3-02-1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2-10-13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2-09-0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2-05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2-02-2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1-11-0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1-08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1-05-1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1-03-0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0-10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0-08-1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0-05-0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20-03-0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9-11-0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9-10-1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9-08-1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9-05-0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9-02-2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8-11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8-08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8-05-1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8-03-0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7-11-0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7-08-1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7-05-2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7-02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6-11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6-09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5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5-06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4-09-1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4-06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3-12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3-09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3-03-2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2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2-06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2-03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1-12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1-09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0-12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0-09-2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10-03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09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09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09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07-02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05-09-2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0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0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2000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199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1998-05-0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1995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1995-04-06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990</text:p>
          </table:table-cell>
          <table:table-cell office:value-type="string" calcext:value-type="string">
            <text:p>25S/30E-27DBB</text:p>
          </table:table-cell>
          <table:table-cell office:value-type="string" calcext:value-type="string">
            <text:p>1994-12-08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